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background-color="#ffff00"/>
    </style:style>
    <style:style style:name="P4" style:family="paragraph" style:parent-style-name="Standard">
      <style:paragraph-properties>
        <style:tab-stops>
          <style:tab-stop style:position="9.366cm"/>
        </style:tab-stops>
      </style:paragraph-properties>
      <style:text-properties fo:background-color="#ffff00"/>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text-align="start"/>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radio form:name="q6" form:control-implementation="ooo:com.sun.star.form.component.RadioButton" xml:id="control1" form:id="control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 form:id="control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 form:id="control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 form:id="control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form:form form:name="unnamed1" form:apply-filter="true" form:control-implementation="ooo:com.sun.star.form.component.Form" office:target-frame="" xlink:href="" xlink:type="simple">
          <form:radio form:name="q1" form:control-implementation="ooo:com.sun.star.form.component.RadioButton" xml:id="control5" form:id="control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6" form:id="control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7" form:id="control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8" form:id="control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9" form:id="control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10" form:id="control1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11" form:id="control1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2" form:id="control1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3" form:id="control1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4" form:id="control1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5" form:id="control1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6" form:id="control1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7" form:id="control1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8" form:id="control1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9" form:id="control1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0" form:id="control2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1" form:id="control2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2" form:id="control2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3" form:id="control2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4" form:id="control2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5" form:id="control2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6" form:id="control2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7" form:id="control2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8" form:id="control2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9" form:id="control2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30" form:id="control3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1" form:id="control3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2" form:id="control3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3" form:id="control3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4" form:id="control3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5" form:id="control3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6" form:id="control3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7" form:id="control3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k 3 Problem Sets</text:p>
      <text:p text:style-name="Standard"/>
      <text:p text:style-name="P2">Skeletal Muscle Problem Set</text:p>
      <text:p text:style-name="Standard"/>
      <text:section text:style-name="Sect1" text:name="internal_html_page_content">
        <text:p text:style-name="Standard"><text:span text:style-name="T2">1.</text:span> What is the molecular basis for muscle contraction?</text:p>
        <text:p text:style-name="Standard"><text:bookmark text:name="longanswer_q1"/><text:tab/>The cross-bridge interaction between myosin and actin, which depends on ATP as fuel, and the sliding filament model. </text:p>
        <text:p text:style-name="P2">KEY ANSWER: When striated muscle contracts, cross bridges from the thick filaments (myosin) attach to specific regions on the thin filament (actin). The cross bridge heads change angles (power stroke) causing the two filaments to slide past one another (sliding filament model). In the presence of ATP, the cross bridges then release and their angles reset to the resting position. The cross bridge is now ready to attach to a different actin molecule. This cycle repeats until the stimulus to contract is removed. The availability of actin to the myosin head is regulated by a Ca++ via the troponin - tropomyosin complex which masks the actin binding site in the absence of Ca++. </text:p>
        <text:p text:style-name="Standard"/>
        <text:p text:style-name="Standard"><text:span text:style-name="T2">2</text:span>. On which myofilament is troponin located?</text:p>
        <text:p text:style-name="Standard"><text:bookmark text:name="longanswer_q2"/><text:tab/>Actin</text:p>
        <text:p text:style-name="P2">KEY ANSWER: Thin filament (actin) </text:p>
        <text:p text:style-name="Standard"/>
        <text:p text:style-name="Standard"><text:span text:style-name="T2">3</text:span>. What is the function of the sarcoplasmic reticulum (SR)?</text:p>
        <text:p text:style-name="Standard"><text:bookmark text:name="longanswer_q3"/><text:tab/>It's a muscle-specific form of ER that stores calcium that's released into the cytosol in response to the AP stimulating a voltage-gated dihydropyridine receptor that's physically touching the ryanodine receptor (which is in the SR). This allows the AP, which changed the conformation of the dihydropyridine receptor (in the membrane) to then open the ryanodine receptor (inside the cell), which lets Ca out of the SR and into the cytosol – the increase in Ca then allows myosin to have access to actin, and the result is contraction. </text:p>
        <text:p text:style-name="Standard"/>
        <text:p text:style-name="P2">KEY ANSWER: Intracellular organelle that stores calcium </text:p>
        <text:p text:style-name="Standard"/>
        <text:p text:style-name="Standard"><text:span text:style-name="T2">4.</text:span> A 15 year male presents to the emergency room with a 1-day history of progressive stiffness of his jaw, neck, shoulder, back and arms, as well as difficulty in swallowing. He has a 4 cm laceration on his right foot that he got 7 days earlier while plowing the fields on his farm. He is diagnosed with a tetanus infection and is given a tetanus antitoxin. Explain how a tetanic contraction can occur in normal skeletal muscle in the absence of a tetanus infection.</text:p>
        <text:p text:style-name="Standard"><text:bookmark text:name="longanswer_q4"/><text:tab/>Maximal stimulation by a motor neuron – multiple impulses at a sufficiently high frequency result in fused tetanus. There's no relaxation between each twitch as it's produced by each stimulus, so there's no decrease in the force produced by the muscle, it's just sustained maximum force. Unfused tetanus does not return to full relaxation, but it produces a pattern of peaks and valleys that <text:s/>differs from fused tetanus. </text:p>
        <text:p text:style-name="P2">KEY ANSWER: Tetany occurs when the stimuli follow too closely preventing the muscle from relaxing between contractions. The contractions summate to maximal tension. </text:p>
        <text:p text:style-name="Standard"/>
        <text:p text:style-name="Standard"><text:span text:style-name="T2">5</text:span>. Myasthenia gravis is an autoimmune disease in which antibodies block the acetylcholine receptor at the neuromuscular junction. What is the role of the acetylcholine receptor in the generation of action potentials at the neuromuscular junction? Why does an acetylcholinesterase<office:annotation><dc:creator>Unknown Author</dc:creator><dc:date>2013-03-11T22:46:58.80</dc:date><text:p text:style-name="P7"><text:span text:style-name="T5">Protease that hydrolyzes acetylcholine</text:span></text:p></office:annotation> inhibitor help these patients?</text:p>
        <text:p text:style-name="Standard"><text:bookmark text:name="longanswer_q5"/><text:tab/>(p. 4 notes) Acetylcholine is released into the synapse at the neuromuscular junction and diffuses to the skeletal muscle membrane at the <text:span text:style-name="T4">motor end plate</text:span><text:span text:style-name="T3">, </text:span><text:span text:style-name="T4">which</text:span> expresses nicotinic acetylcholine receptors. These are ligand-gated Na channels – the ligand is acetylcholine. It binds to these Na channels, letting Na rush into the skeletal <text:tab/>muscle cell and depolarizing the membrane in this area. Right outside the motor end plate are voltage-gated Na channels that are triggered by this depolarization. So this arrangement takes an AP coming down the neuron and causes it to spread <text:soft-page-break/>throughout the membrane of the muscle fiber. </text:p>
        <text:p text:style-name="Standard"><text:tab/>An acetylcholinesterase inhibitor will effectively increase the amount of acetylcholine available (by making the acetylcholine that is available last longer), and thereby increase the likelihood of effective AP propagation to muscles. </text:p>
        <text:p text:style-name="P2">KEY ANSWER: Binding of acetylcholine to its receptor at the neuromuscular junction permits the influx of Na+ which depolarizes the membrane (end plate potentials, EPPs) to threshold. This opens the neighboring voltage gated Na channels, sodium enters triggering an action potential. Myasthenia gravis antibodies decrease the number of functional acetylcholine receptors at the post synaptic membrane of the synapse thereby reducing the number of end plate potentials; muscle weakness results. Inhibition of the acetylcholinesterase will slow the clearance of acetylcholine from the synapse thereby increasing receptor occupancy and therefore end plate potentials. </text:p>
        <text:p text:style-name="Standard"/>
        <text:p text:style-name="Standard"><text:span text:style-name="T2">6</text:span>. Jane was holding a tray of dirty glasses when John added an extra 5 pounds of plates. To prevent dropping the tray, Jane’s muscles increased their force of contraction through an increase in the _______. </text:p>
        <text:p text:style-name="Standard"><text:bookmark text:name="question_q6a1"/><draw:control text:anchor-type="as-char" draw:z-index="0" draw:style-name="gr1" draw:text-style-name="P9" svg:width="0.345cm" svg:height="0.345cm" draw:control="control1"/>A) length of the muscle. </text:p>
        <text:p text:style-name="Standard"><text:bookmark text:name="question_q6a2"/><text:span text:style-name="T2"><draw:control text:anchor-type="as-char" draw:z-index="1" draw:style-name="gr1" draw:text-style-name="P9" svg:width="0.345cm" svg:height="0.345cm" draw:control="control2"/></text:span><text:span text:style-name="T2">B) number of motor units activated and the frequency of their activation.</text:span> <office:annotation><dc:creator>Unknown Author</dc:creator><dc:date>2013-03-11T22:28:33.86</dc:date><text:p text:style-name="P7"><text:span text:style-name="T5">Only A &amp; B are under voluntary control, and A decreases the strength of the contraction rather than increasing it</text:span></text:p></office:annotation></text:p>
        <text:p text:style-name="Standard"><text:bookmark text:name="question_q6a3"/><draw:control text:anchor-type="as-char" draw:z-index="2" draw:style-name="gr1" draw:text-style-name="P9" svg:width="0.345cm" svg:height="0.345cm" draw:control="control3"/>C) peak intracellular calcium concentration in the muscle. </text:p>
        <text:p text:style-name="Standard"><text:bookmark text:name="question_q6a4"/><draw:control text:anchor-type="as-char" draw:z-index="3" draw:style-name="gr1" draw:text-style-name="P9" svg:width="0.345cm" svg:height="0.345cm" draw:control="control4"/>D) strength of each cross bridge interaction with myosin. </text:p>
        <text:p text:style-name="Standard"/>
        <text:p text:style-name="Standard"><text:span text:style-name="T2">7.</text:span> Diseases affecting striated muscle cells are uncommon but are devastating and often lethal. Why?</text:p>
        <text:p text:style-name="Standard"><text:tab/>Because striated muscle plays a huge role in the body. The heart is made up of striated muscle, and skeletal muscle accounts for all movement of the body. The diaphragm is skeletal muscle as well, so respiration will be affected by anything compromising striated muscle function. </text:p>
        <text:p text:style-name="Standard"/>
        <text:p text:style-name="P2">KEY ANSWER: Movement is dependent on contraction of striated muscles. Normal muscle function is required for maintenance of posture, locomotion, respiration, swallowing, and heart beat (cardiac is striated muscle). </text:p>
        <text:p text:style-name="Standard"><text:s/></text:p>
        <text:p text:style-name="Standard"><text:span text:style-name="T2">8</text:span>. In the disease Duchenne muscular dystrophy, a large molecule called dystrophin is not synthesized properly. This protein is critical for linking the sarcomere to the plasma membrane and in turn to extracellular connective tissue elements. In the absence of a functional dystrophin, contractile activity causes the affected muscle cells to rupture. Why does the sarcomere have to be attached to the plasma membrane?</text:p>
        <text:p text:style-name="Standard"><text:bookmark text:name="longanswer_q8"/><text:tab/>The connection to the plasma membrane provides a fixed location for the contracting filament to pull against – this is how it shortens the myocyte. If it was not attached, the cell could not contract. </text:p>
        <text:p text:style-name="Standard"/>
        <text:p text:style-name="P2">KEY ANSWER: Anchoring of the sarcomeres to the plasma membrane permits contraction of the filament to pull against the cell surface, thereby shortening the entire cell. Without this anchoring only the interior filaments<office:annotation><dc:creator>Unknown Author</dc:creator><dc:date>2013-03-12T09:43:59.54</dc:date><text:p text:style-name="P8"><text:span text:style-name="T6">I think 'interior filaments' means 'myosin'</text:span></text:p></office:annotation> would shorten and the cell would stay the same length. </text:p>
        <text:p text:style-name="P2"/>
        <text:p text:style-name="Standard">“The costamere is a structural-functional component of striated muscle cells<text:bookmark text:name="cite_ref-1"/> which connects the sarcomere of the muscle to the cell membrane. Costameres are sub-sarcolemmal protein assemblies circumferentially aligned in register with the Z-disk of peripheral myofibrils. <text:span text:style-name="T3">They physically couple force-generating sarcomeres with the sarcolemma in striated muscle cells</text:span> and are thus considered one of several "Achilles' heels" of skeletal muscle, a critical component of striated muscle morphology which, when compromised, is thought to directly contribute to the development of several distinct myopathies.”</text:p>
        <text:p text:style-name="P6"/>
        <text:p text:style-name="Standard"><text:span text:style-name="T2">9</text:span>. What filament inserts into the Z line of the sarcomere?</text:p>
        <text:p text:style-name="Standard"><text:bookmark text:name="longanswer_q9"/><text:tab/>Actin (thin filament). </text:p>
        <text:p text:style-name="Standard"><text:soft-page-break/><text:span text:style-name="T2">10.</text:span> What filament inserts into the M line?</text:p>
        <text:p text:style-name="Standard"><text:bookmark text:name="longanswer_q10"/><text:tab/>Myosin (thick filament)</text:p>
        <text:p text:style-name="Standard"/>
        <text:p text:style-name="Standard"><text:span text:style-name="T2">11.</text:span> What is the I band?</text:p>
        <text:p text:style-name="Standard"><text:bookmark text:name="longanswer_q11"/><text:tab/>The I band is a the zone of actin that is not interdigitated with myosin – it's like a 'pad' of filament space that can be contracted to 'shrink' the muscle cell. </text:p>
        <text:p text:style-name="Standard"/>
        <text:p text:style-name="P2">KEY ANSWER: Thin filament (actin) <office:annotation><dc:creator>Unknown Author</dc:creator><dc:date>2013-03-12T09:47:30.18</dc:date><text:p text:style-name="P8"><text:span text:style-name="T6">This answer seems inadequate</text:span></text:p></office:annotation></text:p>
        <text:p text:style-name="Standard"/>
        <text:p text:style-name="Standard"><text:span text:style-name="T2">12.</text:span> What is the A band?</text:p>
        <text:p text:style-name="Standard"><text:bookmark text:name="longanswer_q12"/><text:tab/>The A band is the area in the center of the sarcomere that's occupied by myosin. It includes the H zone in the center, and has I bands on both ends. The A band itself does not contract (change size in contraction) – it's the I band and H zone that shrink. </text:p>
        <text:p text:style-name="Standard"/>
        <text:p text:style-name="P2">KEY ANSWER: Thick filament (myosin) <office:annotation><dc:creator>Unknown Author</dc:creator><dc:date>2013-03-12T09:50:03.73</dc:date><text:p text:style-name="P8"><text:span text:style-name="T6">Again, it seems like more info is wanted here</text:span></text:p></office:annotation></text:p>
        <text:p text:style-name="Standard"/>
        <text:p text:style-name="Standard"><text:span text:style-name="T2">13. </text:span>Which band changes in length with contraction? <text:bookmark text:name="longanswer_q13"/></text:p>
        <text:p text:style-name="Standard"><text:tab/>I band</text:p>
        <text:p text:style-name="Standard"/>
        <text:p text:style-name="Standard"><text:span text:style-name="T2">14.</text:span> Do the sarcomeres change in length with contraction?</text:p>
        <text:p text:style-name="Standard"><text:tab/>Yes – the sarcomeres shorten via contraction of the I band and H zone, as noted in 12. </text:p>
        <text:p text:style-name="Standard"/>
        <text:p text:style-name="P2">KEY ANSWER: Yes. Sarcomeres shorten with contraction due to sliding of the thin and thick filaments past each other. </text:p>
        <text:p text:style-name="P2"><text:tab/> </text:p>
        <text:p text:style-name="Standard"><text:span text:style-name="T2">15</text:span>. Channelopathies are diseases related to mutations in ion conducting channels in skeletal muscle. What electrophysiological changes in skeletal muscle and the resultant symptoms are likely to be seen in a human with a mutation causing prolonged acetylcholine receptor (AChR) channel activation?</text:p>
        <text:p text:style-name="Standard"><text:bookmark text:name="longanswer_q15"/><text:tab/>The answer to question 5 discusses the role of acetylcholine at the neuromuscular junction – it's ultimately responsible for triggering the ligand-gated Na channels in the plasma membrane of the muscle cells, and that influx of Na has the effect of triggering adjacent voltage-gated Na channels, which propagate the AP throughout the plasma membrane of the cell. </text:p>
        <text:p text:style-name="Standard"><text:tab/>Lengthened activation of the ligand-gated channels means increased periods of cell depolarization (and thus more extensive activation <text:s/>– and eventual inactivation –of the voltage-gated channels). A longer period of inactivation means that the voltage-gated channels cannot propagate an AP in the membrane, and the muscle will be unable to respond to stimulus for a longer period than normal.</text:p>
        <text:p text:style-name="Standard"/>
        <text:p text:style-name="Standard"><text:span text:style-name="T1">KEY ANSWER: A mutation of the AChR that results in prolonged duration of channel opening leads to prolonged depolarization of the muscle membrane in response to a single nerve stimulus. This will cause the adjacent voltage gated Na channels, responsible for the upstroke of the action potential, to open, inactivate, and remain inactivated (depolarization block) for a longer period of time. That is, the absolute refractory period is prolonged. Consequently, there is a loss of muscle excitability resulting in muscle weakness. </text:span></text:p>
        <text:p text:style-name="Standard"/>
        <text:p text:style-name="Standard"><text:span text:style-name="T2">16</text:span>. Predict how a mutation in the SR Ca-release-Ca channel (ryanodine channel) affects skeletal muscle activity if the mutation caused a prolonged increased free cytoplasmic Ca++?</text:p>
        <text:p text:style-name="Standard"><text:bookmark text:name="longanswer_q16"/><text:tab/>Engaging the ryanodine receptor triggers and increase in cytosol Ca. The Ca binds to troponin, moves the tropomyosin out of the way, and allows myosin to bind to actin. The effect of removing the Ca is relaxation of the muscle, so a prolonged increase in free cytoplasmic Ca will mean longer contraction.</text:p>
        <text:p text:style-name="P2"><text:soft-page-break/>KEY ANSWER: Prolonged increases in cytoplasmic Ca++ in skeletal muscle will result in sustained contractions. This disorder occurs in patients with malignant hyperthermia who have a mutation in the SR Ca-release-Ca channel (ryanodine channel). Malignant hyperthermia is the main cause of death due to anesthesia. These patients show evidence of this disorder only when it is triggered by inhalation of anesthetics or muscle relaxants. </text:p>
        <text:p text:style-name="Standard"/>
        <text:p text:style-name="Standard"><text:span text:style-name="T2">17</text:span>. Predict what would happen in a skeletal muscle if the voltage gated K+ channel is inactivated.</text:p>
        <text:p text:style-name="Standard"><text:tab/>Inactivation of the voltage-gated K channel prevents K from entering or leaving the cell<text:bookmark text:name="longanswer_q17"/>. K efflux is how the cell repolarizes, so inactivated K channels mean a longer period of depolarization during which the muscles cannot accept another AP. </text:p>
        <text:p text:style-name="Standard"/>
        <text:p text:style-name="P2">KEY ANSWER: Prolonged depolarization would occur resulting in muscle weakness. In this condition, the voltage gated Na channels will open and then inactivate but will not undergo a rapid conformational change to the closed state b/c repolarization is delayed. </text:p>
        <text:p text:style-name="Standard"/>
      </text:section>
      <text:p text:style-name="P2">Smooth and Cardiac Muscle Problem Set</text:p>
      <text:section text:style-name="Sect1" text:name="Section1">
        <text:p text:style-name="Standard"><text:bookmark text:name="internal_html_page_content"/><text:span text:style-name="T2">1.</text:span> If a patient is given a drug that inhibits myosin light chain kinase, the effect will be: </text:p>
        <text:p text:style-name="Standard"><text:bookmark text:name="question_q1a11"/><draw:control text:anchor-type="as-char" draw:z-index="4" draw:style-name="gr1" draw:text-style-name="P9" svg:width="0.345cm" svg:height="0.345cm" draw:control="control5"/>A. decreased diameter of the small arteries. </text:p>
        <text:p text:style-name="P3"><text:bookmark text:name="question_q1a2"/><draw:control text:anchor-type="as-char" draw:z-index="5" draw:style-name="gr1" draw:text-style-name="P9" svg:width="0.345cm" svg:height="0.345cm" draw:control="control6"/>B. decreased airway resistance in the lung. <office:annotation><dc:creator>Unknown Author</dc:creator><dc:date>2013-03-11T19:37:38.86</dc:date><text:p text:style-name="P7"><text:span text:style-name="T5">This was mostly a guess – can't be A, because that's an increase in contraction (the opposite of the effect), so if it's smooth muscle (as discussed in the lecture for this kinase), then is has to be B – but the others are plausible given that Wikipedia lists kinases for heart &amp; skeletal as well as smooth</text:span></text:p></office:annotation></text:p>
        <text:p text:style-name="Standard"><text:bookmark text:name="question_q1a3"/><draw:control text:anchor-type="as-char" draw:z-index="6" draw:style-name="gr1" draw:text-style-name="P9" svg:width="0.345cm" svg:height="0.345cm" draw:control="control7"/>C. decreased heart beat. </text:p>
        <text:p text:style-name="Standard"><text:bookmark text:name="question_q1a4"/><draw:control text:anchor-type="as-char" draw:z-index="7" draw:style-name="gr1" draw:text-style-name="P9" svg:width="0.345cm" svg:height="0.345cm" draw:control="control8"/>D. decreased tone of postural muscles. </text:p>
        <text:p text:style-name="Standard"/>
        <text:p text:style-name="Standard"><text:span text:style-name="T2">2</text:span>. A bundle of muscle contracts rhythmically and in unison even when the nerve supply is cut. The cells have poorly developed T tubules. What type of muscle is this? </text:p>
        <text:p text:style-name="P3"><text:bookmark text:name="question_q2a11"/><draw:control text:anchor-type="as-char" draw:z-index="8" draw:style-name="gr1" draw:text-style-name="P9" svg:width="0.345cm" svg:height="0.345cm" draw:control="control9"/>A. single unit smooth muscle (p. 33 notes)</text:p>
        <text:p text:style-name="Standard"><text:bookmark text:name="question_q2a2"/><draw:control text:anchor-type="as-char" draw:z-index="9" draw:style-name="gr1" draw:text-style-name="P9" svg:width="0.345cm" svg:height="0.345cm" draw:control="control10"/>B. fast twitch skeletal muscle </text:p>
        <text:p text:style-name="Standard"><text:bookmark text:name="question_q2a3"/><draw:control text:anchor-type="as-char" draw:z-index="10" draw:style-name="gr1" draw:text-style-name="P9" svg:width="0.345cm" svg:height="0.345cm" draw:control="control11"/>C. multi-unit smooth muscle </text:p>
        <text:p text:style-name="Standard"/>
        <text:p text:style-name="Standard"><text:span text:style-name="T2">3</text:span>. During an asthma attack, constriction of the bronchiolar smooth muscle restricts airflow into and out of the lung. Epinephrine is administered to restore air flow. It acts at which of the following sites? </text:p>
        <text:p text:style-name="Standard"><text:bookmark text:name="question_q3a11"/><draw:control text:anchor-type="as-char" draw:z-index="11" draw:style-name="gr1" draw:text-style-name="P9" svg:width="0.345cm" svg:height="0.345cm" draw:control="control12"/>A. alpha 1 adrenergic receptor </text:p>
        <text:p text:style-name="P4"><text:bookmark text:name="question_q3a2"/><draw:control text:anchor-type="as-char" draw:z-index="12" draw:style-name="gr1" draw:text-style-name="P9" svg:width="0.345cm" svg:height="0.345cm" draw:control="control13"/>B. beta 2 adrenergic receptors (p. 32 notes) </text:p>
        <text:p text:style-name="Standard"><text:bookmark text:name="question_q3a3"/><draw:control text:anchor-type="as-char" draw:z-index="13" draw:style-name="gr1" draw:text-style-name="P9" svg:width="0.345cm" svg:height="0.345cm" draw:control="control14"/>C. beta 1 adrenergic receptors </text:p>
        <text:p text:style-name="Standard"><text:bookmark text:name="question_q3a4"/><draw:control text:anchor-type="as-char" draw:z-index="14" draw:style-name="gr1" draw:text-style-name="P9" svg:width="0.345cm" svg:height="0.345cm" draw:control="control15"/>D. nicotinic receptors </text:p>
        <text:p text:style-name="Standard"/>
        <text:p text:style-name="Standard"><text:span text:style-name="T2">4</text:span>. Contraction of smooth muscle relies on _______ for modulating actin-myosin interaction (cross bridge formation). </text:p>
        <text:p text:style-name="Standard"><text:bookmark text:name="question_q4a11"/><draw:control text:anchor-type="as-char" draw:z-index="15" draw:style-name="gr1" draw:text-style-name="P9" svg:width="0.345cm" svg:height="0.345cm" draw:control="control16"/>A. Na+ dependent actin phosphorylation </text:p>
        <text:p text:style-name="Standard"><text:bookmark text:name="question_q4a2"/><draw:control text:anchor-type="as-char" draw:z-index="16" draw:style-name="gr1" draw:text-style-name="P9" svg:width="0.345cm" svg:height="0.345cm" draw:control="control17"/>B. Ca++ dependent actin phosphorylation </text:p>
        <text:p text:style-name="Standard"><text:bookmark text:name="question_q4a3"/><draw:control text:anchor-type="as-char" draw:z-index="17" draw:style-name="gr1" draw:text-style-name="P9" svg:width="0.345cm" svg:height="0.345cm" draw:control="control18"/>C. Na+ dependent myosin phosphorylation </text:p>
        <text:p text:style-name="P3"><text:bookmark text:name="question_q4a4"/><draw:control text:anchor-type="as-char" draw:z-index="18" draw:style-name="gr1" draw:text-style-name="P9" svg:width="0.345cm" svg:height="0.345cm" draw:control="control19"/>D. Ca++ dependent myosin phosphorylation (p. 31 in notes)</text:p>
        <text:p text:style-name="Standard"/>
        <text:p text:style-name="Standard"><text:span text:style-name="T2">5</text:span>. Describe phasic and tonic contractions in smooth muscle. Give an example of each.</text:p>
        <text:p text:style-name="Standard"><text:bookmark text:name="longanswer_q51"/><text:tab/>Phasic contraction (p. 31 notes) in smooth muscle is rapid contraction followed by relaxation (twitch). It contracts in bursts in response to APs that lead to increased cystolic Ca. An example of this is the contractions that move food through the digestive system. </text:p>
        <text:p text:style-name="Standard"><text:tab/>Tonic contraction in smooth muscle is a slow and sustained contraction, such as that which adjusts the size of the lumen in blood vessels. It does not display bursts of contractile activity but varies its level of contraction relative to a tonic level in response to stimulation (regulatory factors that alter systolic Ca levels)</text:p>
        <text:p text:style-name="Standard"/>
        <text:p text:style-name="P2"><text:soft-page-break/>KEY ANSWER: A. Phasic contractions are single twitches in response to a stimulus. These can summate to a fused tetanus. These contractions are seen in multiunit smooth muscle (such as erector pili muscles which raise the hair on the skin). Tonic contractions are continuous contractions exhibited by single unit smooth muscle found in the walls of small blood vessels, of the uterus, and in the sphincters of the GI tract. </text:p>
        <text:p text:style-name="Standard"/>
        <text:p text:style-name="Standard"><text:span text:style-name="T2">6</text:span>. Action potentials can be generated in smooth muscle cells by activating which of the following? </text:p>
        <text:p text:style-name="Standard"><text:bookmark text:name="question_q6a11"/><draw:control text:anchor-type="as-char" draw:z-index="19" draw:style-name="gr1" draw:text-style-name="P9" svg:width="0.345cm" svg:height="0.345cm" draw:control="control20"/>A. voltage gated Ca++ channels </text:p>
        <text:p text:style-name="Standard"><text:bookmark text:name="question_q6a21"/><draw:control text:anchor-type="as-char" draw:z-index="20" draw:style-name="gr1" draw:text-style-name="P9" svg:width="0.345cm" svg:height="0.345cm" draw:control="control21"/>B. voltage gated Na+ channels </text:p>
        <text:p text:style-name="Standard"><text:bookmark text:name="question_q6a31"/><draw:control text:anchor-type="as-char" draw:z-index="21" draw:style-name="gr1" draw:text-style-name="P9" svg:width="0.345cm" svg:height="0.345cm" draw:control="control22"/>C. ligand gated Ca++ channels </text:p>
        <text:p text:style-name="Standard"><text:bookmark text:name="question_q6a41"/><draw:control text:anchor-type="as-char" draw:z-index="22" draw:style-name="gr1" draw:text-style-name="P9" svg:width="0.345cm" svg:height="0.345cm" draw:control="control23"/>D. mechano gated Ca++ channels </text:p>
        <text:p text:style-name="Standard"><text:bookmark text:name="question_q6a5"/><draw:control text:anchor-type="as-char" draw:z-index="23" draw:style-name="gr1" draw:text-style-name="P9" svg:width="0.345cm" svg:height="0.345cm" draw:control="control24"/>E. A and B </text:p>
        <text:p text:style-name="P3"><text:bookmark text:name="question_q6a6"/><draw:control text:anchor-type="as-char" draw:z-index="24" draw:style-name="gr1" draw:text-style-name="P9" svg:width="0.345cm" svg:height="0.345cm" draw:control="control25"/>F. A, C and D (p. 32 in notes)</text:p>
        <text:p text:style-name="Standard"/>
        <text:p text:style-name="Standard"><text:span text:style-name="T2">7</text:span>. During phase 3 of the contractile cardiac myocyte action potential, ______ are open. This _____ the cell. </text:p>
        <text:p text:style-name="Standard"><text:bookmark text:name="question_q7a11"/><draw:control text:anchor-type="as-char" draw:z-index="25" draw:style-name="gr1" draw:text-style-name="P9" svg:width="0.345cm" svg:height="0.345cm" draw:control="control26"/>A. Ca++ channels; repolarizes </text:p>
        <text:p text:style-name="P3"><text:bookmark text:name="question_q7a2"/><draw:control text:anchor-type="as-char" draw:z-index="26" draw:style-name="gr1" draw:text-style-name="P9" svg:width="0.345cm" svg:height="0.345cm" draw:control="control27"/>B. K+ channels; repolarizes (p. 37 in notes) </text:p>
        <text:p text:style-name="Standard"><text:bookmark text:name="question_q7a3"/><draw:control text:anchor-type="as-char" draw:z-index="27" draw:style-name="gr1" draw:text-style-name="P9" svg:width="0.345cm" svg:height="0.345cm" draw:control="control28"/>C. Na+ channels; depolarizes </text:p>
        <text:p text:style-name="Standard"><text:bookmark text:name="question_q7a4"/><draw:control text:anchor-type="as-char" draw:z-index="28" draw:style-name="gr1" draw:text-style-name="P9" svg:width="0.345cm" svg:height="0.345cm" draw:control="control29"/>D. K+ channels; depolarizes </text:p>
        <text:p text:style-name="Standard"><text:bookmark text:name="question_q7a5"/><draw:control text:anchor-type="as-char" draw:z-index="29" draw:style-name="gr1" draw:text-style-name="P9" svg:width="0.345cm" svg:height="0.345cm" draw:control="control30"/>E. Ca++channels; depolarizes </text:p>
        <text:p text:style-name="Standard"/>
        <text:p text:style-name="Standard"><text:span text:style-name="T2">8</text:span>. To initiate relaxation in the cardiac myocyte, Ca++ is removed from the cytoplasm by which of the following? </text:p>
        <text:p text:style-name="Standard"><text:bookmark text:name="question_q8a11"/><draw:control text:anchor-type="as-char" draw:z-index="30" draw:style-name="gr1" draw:text-style-name="P9" svg:width="0.345cm" svg:height="0.345cm" draw:control="control31"/>A. SR CaATPase </text:p>
        <text:p text:style-name="Standard"><text:bookmark text:name="question_q8a2"/><draw:control text:anchor-type="as-char" draw:z-index="31" draw:style-name="gr1" draw:text-style-name="P9" svg:width="0.345cm" svg:height="0.345cm" draw:control="control32"/>B. plasma membrane CaATPase </text:p>
        <text:p text:style-name="Standard"><text:bookmark text:name="question_q8a3"/><draw:control text:anchor-type="as-char" draw:z-index="32" draw:style-name="gr1" draw:text-style-name="P9" svg:width="0.345cm" svg:height="0.345cm" draw:control="control33"/>C. plasma membrane Na-Ca exchanger </text:p>
        <text:p text:style-name="Standard"><text:bookmark text:name="question_q8a4"/><draw:control text:anchor-type="as-char" draw:z-index="33" draw:style-name="gr1" draw:text-style-name="P9" svg:width="0.345cm" svg:height="0.345cm" draw:control="control34"/>D. SR Na-Ca exchanger </text:p>
        <text:p text:style-name="Standard"><text:bookmark text:name="question_q8a5"/><draw:control text:anchor-type="as-char" draw:z-index="34" draw:style-name="gr1" draw:text-style-name="P9" svg:width="0.345cm" svg:height="0.345cm" draw:control="control35"/>E. A and B </text:p>
        <text:p text:style-name="P3"><text:bookmark text:name="question_q8a6"/><draw:control text:anchor-type="as-char" draw:z-index="35" draw:style-name="gr1" draw:text-style-name="P9" svg:width="0.345cm" svg:height="0.345cm" draw:control="control36"/>F. A, B and C <text:s/>(p. 36 in notes)</text:p>
        <text:p text:style-name="Standard"><text:bookmark text:name="question_q8a7"/><draw:control text:anchor-type="as-char" draw:z-index="36" draw:style-name="gr1" draw:text-style-name="P9" svg:width="0.345cm" svg:height="0.345cm" draw:control="control37"/>G. A, B, C and D </text:p>
      </text:section>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8:21:31.33</meta:creation-date>
    <dc:date>2013-03-12T10:12:11.71</dc:date>
    <meta:editing-duration>PT5H14M1S</meta:editing-duration>
    <meta:editing-cycles>30</meta:editing-cycles>
    <meta:generator>OpenOffice.org/3.4$Win32 OpenOffice.org_project/340m1$Build-9590</meta:generator>
    <meta:document-statistic meta:table-count="0" meta:image-count="0" meta:object-count="0" meta:page-count="5" meta:paragraph-count="102" meta:word-count="2275" meta:character-count="14280"/>
  </office:meta>
</office:document-meta>
</file>